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1a87" officeooo:paragraph-rsid="00091a87"/>
    </style:style>
    <style:style style:name="P2" style:family="paragraph" style:parent-style-name="Standard">
      <style:text-properties officeooo:rsid="00091a87" officeooo:paragraph-rsid="000a4d1f"/>
    </style:style>
    <style:style style:name="P3" style:family="paragraph" style:parent-style-name="Standard">
      <style:text-properties officeooo:rsid="000bf5d9" officeooo:paragraph-rsid="000bf5d9"/>
    </style:style>
    <style:style style:name="P4" style:family="paragraph" style:parent-style-name="Standard">
      <style:text-properties officeooo:rsid="000c7df4" officeooo:paragraph-rsid="000c7df4"/>
    </style:style>
    <style:style style:name="P5" style:family="paragraph" style:parent-style-name="Standard">
      <style:text-properties officeooo:rsid="00091a87" officeooo:paragraph-rsid="00091a87"/>
    </style:style>
    <style:style style:name="P6" style:family="paragraph" style:parent-style-name="Standard">
      <style:text-properties officeooo:rsid="000e7962" officeooo:paragraph-rsid="000e7962"/>
    </style:style>
    <style:style style:name="P7" style:family="paragraph" style:parent-style-name="Standard">
      <style:text-properties officeooo:rsid="000bf5d9" officeooo:paragraph-rsid="000e7962"/>
    </style:style>
    <style:style style:name="T1" style:family="text">
      <style:text-properties officeooo:rsid="000a4d1f"/>
    </style:style>
    <style:style style:name="T2" style:family="text">
      <style:text-properties officeooo:rsid="000e7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 time chat aplication with the help of web sockets.</text:p>
      <text:p text:style-name="P1">Whyweb sockets?</text:p>
      <text:p text:style-name="P2">Because in DATABASE, server <text:s/><text:span text:style-name="T1">will </text:span><text:s/>save data in <text:span text:style-name="T1">database </text:span>and then need to retrive to send it to <text:span text:style-name="T1">reciever(requesting for updates in database)</text:span> but in sockets there is no need to save and retrive, as soon as message is recieved by a server it immediately sends it ti reciever.</text:p>
      <text:p text:style-name="P1">Web Sockets solves the problem of long polling i.e. it creats a 2 way connection between client and server.</text:p>
      <text:p text:style-name="P1"/>
      <text:p text:style-name="P1">We will implement this with the help of socket.io(javascript lib) of nodeJs. Socket.io allows bidirectional communication in real time.</text:p>
      <text:p text:style-name="P1">Server at the back end, client is connected to server through web socket connecction.</text:p>
      <text:p text:style-name="P1"/>
      <text:p text:style-name="P6"/>
      <text:p text:style-name="P1"/>
      <text:p text:style-name="P3">Socket.io connects itself to http’s instance</text:p>
      <text:p text:style-name="P3">socket.io listens to incoming events</text:p>
      <text:p text:style-name="P7"><text:span text:style-name="T2">io.on is an instance of socket.io, that </text:span>will listen to <text:span text:style-name="T2">multiple sockets enevnts</text:span></text:p>
      <text:p text:style-name="P3">socket.on will listen the activities that happening with particular connection</text:p>
      <text:p text:style-name="P4">=========================================</text:p>
      <text:p text:style-name="P4">Node server is different and website is diferent</text:p>
      <text:p text:style-name="P4">we will connect our sie to the node 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4.1$Linux_X86_64 LibreOffice_project/30$Build-1</meta:generator>
    <dc:date>2022-06-06T15:58:48.535203083</dc:date>
    <meta:editing-duration>PT2H19M44S</meta:editing-duration>
    <meta:editing-cycles>3</meta:editing-cycles>
    <meta:document-statistic meta:table-count="0" meta:image-count="0" meta:object-count="0" meta:page-count="1" meta:paragraph-count="13" meta:word-count="165" meta:character-count="1038" meta:non-whitespace-character-count="884"/>
  </office:meta>
</office:document-meta>
</file>